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officeooo:paragraph-rsid="00109148" style:font-name-asian="Times New Roman1" style:font-size-asian="14pt" style:language-asian="ru" style:country-asian="RU" style:font-name-complex="Times New Roman1" style:font-size-complex="14pt"/>
    </style:style>
    <style:style style:name="P2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fo:color="#000000" style:font-name="Times New Roman" fo:font-size="14pt" officeooo:paragraph-rsid="00109148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fo:font-weight="bold" officeooo:paragraph-rsid="00109148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4pt" fo:font-weight="bold" officeooo:rsid="00109148" officeooo:paragraph-rsid="00109148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officeooo:paragraph-rsid="00109148" style:letter-kerning="true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4pt" fo:font-weight="normal" officeooo:rsid="00109148" officeooo:paragraph-rsid="00109148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Liberation Serif" fo:font-size="14pt" fo:font-weight="normal" officeooo:rsid="00109148" officeooo:paragraph-rsid="00109148" style:font-name-asian="Courier New1" style:font-size-asian="14pt" style:language-asian="ru" style:country-asian="RU" style:font-weight-asian="normal" style:font-name-complex="Courier New1" style:font-size-complex="14pt" style:font-weight-complex="normal"/>
    </style:style>
    <style:style style:name="P8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style:font-name="Times New Roman" fo:font-size="14pt" fo:font-weight="bold" officeooo:paragraph-rsid="00109148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style:font-name="Times New Roman" fo:font-size="14pt" fo:font-weight="bold" officeooo:paragraph-rsid="0010914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style:font-name="Times New Roman" fo:font-size="14pt" fo:font-weight="bold" officeooo:paragraph-rsid="0012147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style:font-name="Times New Roman" fo:font-size="14pt" officeooo:paragraph-rsid="00109148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style:font-name="Times New Roman" fo:font-size="14pt" officeooo:paragraph-rsid="00109148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font-weight="bold" officeooo:rsid="0012147a" officeooo:paragraph-rsid="0012147a" style:font-weight-asian="bold" style:font-weight-complex="bold"/>
    </style:style>
    <style:style style:name="P14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font-weight="bold" officeooo:paragraph-rsid="0012147a" style:font-weight-asian="bold" style:font-weight-complex="bold"/>
    </style:style>
    <style:style style:name="P15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officeooo:paragraph-rsid="0012147a"/>
    </style:style>
    <style:style style:name="P16" style:family="paragraph" style:parent-style-name="Standard" style:list-style-name="" style:master-page-name="Standard">
      <style:paragraph-properties fo:margin-top="0.423cm" fo:margin-bottom="0.423cm" loext:contextual-spacing="true" fo:line-height="150%" fo:text-align="center" style:justify-single-word="false" style:page-number="auto"/>
      <style:text-properties fo:font-size="14pt" officeooo:paragraph-rsid="00109148" style:font-size-asian="14pt" style:font-size-complex="14pt"/>
    </style:style>
    <style:style style:name="P17" style:family="paragraph" style:parent-style-name="Standard">
      <style:paragraph-properties fo:margin-top="0cm" fo:margin-bottom="0cm" loext:contextual-spacing="true" fo:line-height="150%"/>
      <style:text-properties style:font-name="Times New Roman" fo:font-size="14pt" officeooo:paragraph-rsid="00109148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>
      <style:paragraph-properties fo:margin-top="0cm" fo:margin-bottom="0.423cm" loext:contextual-spacing="true" fo:line-height="150%"/>
      <style:text-properties style:font-name="Times New Roman" fo:font-size="14pt" officeooo:paragraph-rsid="00109148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">
      <style:paragraph-properties fo:margin-top="0cm" fo:margin-bottom="0.423cm" loext:contextual-spacing="true" fo:line-height="150%"/>
      <style:text-properties fo:color="#000000" style:font-name="Times New Roman" fo:font-size="14pt" officeooo:paragraph-rsid="00109148" style:font-name-asian="Times New Roman1" style:font-size-asian="14pt" style:language-asian="ru" style:country-asian="RU" style:font-name-complex="Times New Roman1" style:font-size-complex="14pt"/>
    </style:style>
    <style:style style:name="P20" style:family="paragraph" style:parent-style-name="normal">
      <style:paragraph-properties fo:margin-left="1.27cm" fo:margin-right="0cm" fo:text-indent="1.27cm" style:auto-text-indent="false"/>
      <style:text-properties style:font-name="Liberation Serif" fo:font-size="14pt" fo:font-weight="normal" officeooo:paragraph-rsid="00109148" style:font-name-asian="Courier New1" style:font-size-asian="14pt" style:font-weight-asian="normal" style:font-name-complex="Courier New1" style:font-size-complex="14pt" style:font-weight-complex="normal"/>
    </style:style>
    <style:style style:name="T1" style:family="text">
      <style:text-properties fo:color="#000000" style:font-name="Times New Roman" style:letter-kerning="true" style:font-name-asian="Times New Roman1" style:language-asian="ru" style:country-asian="RU" style:font-name-complex="Times New Roman1"/>
    </style:style>
    <style:style style:name="T2" style:family="text">
      <style:text-properties fo:color="#000000" style:font-name="Times New Roman" fo:font-weight="bold" style:letter-kerning="true" style:font-name-asian="Times New Roman1" style:language-asian="ru" style:country-asian="RU" style:font-weight-asian="bold" style:font-name-complex="Times New Roman1" style:font-weight-complex="bold"/>
    </style:style>
    <style:style style:name="T3" style:family="text">
      <style:text-properties fo:color="#000000" officeooo:rsid="00109148" style:font-name-asian="Times New Roman1" style:language-asian="ru" style:country-asian="RU" style:font-name-complex="Times New Roman1"/>
    </style:style>
    <style:style style:name="T4" style:family="text">
      <style:text-properties fo:color="#000000" style:font-name="Liberation Serif" fo:font-weight="normal" officeooo:rsid="00109148" style:font-name-asian="Times New Roman1" style:language-asian="ru" style:country-asian="RU" style:font-weight-asian="normal" style:font-name-complex="Times New Roman1" style:font-weight-complex="normal"/>
    </style:style>
    <style:style style:name="T5" style:family="text">
      <style:text-properties fo:color="#000000" style:font-name="Liberation Serif" fo:font-weight="normal" officeooo:rsid="00109148" style:font-name-asian="Courier New1" style:language-asian="ru" style:country-asian="RU" style:font-weight-asian="normal" style:font-name-complex="Courier New1" style:font-weight-complex="normal"/>
    </style:style>
    <style:style style:name="T6" style:family="text">
      <style:text-properties fo:color="#000000" style:font-name="Liberation Serif" officeooo:rsid="00109148" style:font-name-asian="Courier New1" style:language-asian="ru" style:country-asian="RU" style:font-name-complex="Courier New1"/>
    </style:style>
    <style:style style:name="T7" style:family="text">
      <style:text-properties officeooo:rsid="000fc778"/>
    </style:style>
    <style:style style:name="T8" style:family="text">
      <style:text-properties officeooo:rsid="001033d3"/>
    </style:style>
    <style:style style:name="T9" style:family="text">
      <style:text-properties officeooo:rsid="0010914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Liberation Serif" officeooo:rsid="00109148" style:font-name-asian="Courier New1" style:font-name-complex="Courier New1"/>
    </style:style>
    <style:style style:name="T12" style:family="text">
      <style:text-properties style:font-name="Liberation Serif" officeooo:rsid="0012147a" style:font-name-asian="Courier New1" style:font-name-complex="Courier New1"/>
    </style:style>
    <style:style style:name="T13" style:family="text">
      <style:text-properties style:font-name="Liberation Serif" fo:font-weight="normal" style:font-name-asian="Courier New1" style:font-weight-asian="normal" style:font-name-complex="Courier New1" style:font-weight-complex="normal"/>
    </style:style>
    <style:style style:name="T14" style:family="text">
      <style:text-properties style:font-name="Liberation Serif" fo:font-weight="normal" officeooo:rsid="00109148" style:font-name-asian="Courier New1" style:font-weight-asian="normal" style:font-name-complex="Courier New1" style:font-weight-complex="normal"/>
    </style:style>
    <style:style style:name="T15" style:family="text">
      <style:text-properties style:font-name="Liberation Serif" fo:font-weight="normal" officeooo:rsid="0012147a" style:font-name-asian="Courier New1" style:font-weight-asian="normal" style:font-name-complex="Courier New1" style:font-weight-complex="normal"/>
    </style:style>
    <style:style style:name="T16" style:family="text">
      <style:text-properties style:font-name="Liberation Serif" fo:font-size="14pt" fo:font-weight="normal" style:font-name-asian="Courier New1" style:font-size-asian="14pt" style:font-weight-asian="normal" style:font-name-complex="Courier New1" style:font-size-complex="14pt" style:font-weight-complex="normal"/>
    </style:style>
    <style:style style:name="T17" style:family="text">
      <style:text-properties style:font-name="Liberation Serif" fo:font-size="14pt" fo:font-weight="normal" officeooo:rsid="0012147a" style:font-name-asian="Courier New1" style:font-size-asian="14pt" style:font-weight-asian="normal" style:font-name-complex="Courier New1" style:font-size-complex="14pt" style:font-weight-complex="normal"/>
    </style:style>
    <style:style style:name="T18" style:family="text">
      <style:text-properties style:font-name="Liberation Serif" fo:font-size="14pt" fo:font-weight="bold" officeooo:rsid="0012147a" style:font-name-asian="Courier New1" style:font-size-asian="14pt" style:font-weight-asian="bold" style:font-name-complex="Courier New1" style:font-size-complex="14pt" style:font-weight-complex="bold"/>
    </style:style>
    <style:style style:name="T19" style:family="text">
      <style:text-properties style:font-name="Liberation Serif" fo:font-size="14pt" style:font-name-asian="Courier New1" style:font-size-asian="14pt" style:font-name-complex="Courier New1" style:font-size-complex="14pt"/>
    </style:style>
    <style:style style:name="T20" style:family="text">
      <style:text-properties style:font-name="Liberation Serif" fo:font-size="14pt" officeooo:rsid="0012147a" style:font-name-asian="Courier New1" style:font-size-asian="14pt" style:font-name-complex="Courier New1" style:font-size-complex="14pt"/>
    </style:style>
    <style:style style:name="T21" style:family="text">
      <style:text-properties style:font-name-asian="Courier New1" style:font-name-complex="Courier New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span text:style-name="T1">М</text:span><text:span text:style-name="T2">ИНИСТЕРСТВО ЦИФРОВОГО РАЗВИТИЯ СВЯЗИ И МАССОВЫХ КОММУНИКАЦИЙ</text:span></text:h>
      <text:h text:style-name="P3" text:outline-level="1">Ордена Трудового Красного Знамени</text:h>
      <text:h text:style-name="P3" text:outline-level="1">Федеральное государственное бюджетное образовательное учреждение высшего образования</text:h>
      <text:h text:style-name="P3" text:outline-level="1">«Московский технический университет связи и информатики»</text:h>
      <text:h text:style-name="P5" text:outline-level="1">Кафедра «Математическая кибернетика и информационные технологии»</text:h>
      <text:p text:style-name="P17"/>
      <text:h text:style-name="P3" text:outline-level="1"/>
      <text:h text:style-name="P3" text:outline-level="1"/>
      <text:h text:style-name="P3" text:outline-level="1"/>
      <text:h text:style-name="P3" text:outline-level="1">Отчет по лабораторной работе №<text:span text:style-name="T9">4</text:span></text:h>
      <text:h text:style-name="P5" text:outline-level="1">по дисциплине «Введение в информационные технологии» </text:h>
      <text:h text:style-name="P5" text:outline-level="1">на тему:</text:h>
      <text:h text:style-name="P8" text:outline-level="1">«<text:span text:style-name="T7">Создание </text:span><text:span text:style-name="T9">Telegram-бота</text:span>»</text:h>
      <text:p text:style-name="P18"/>
      <text:p text:style-name="P19"/>
      <text:p text:style-name="P1"><text:s text:c="65"/></text:p>
      <text:p text:style-name="P2"><text:tab/>Выполнил<text:span text:style-name="T8">а</text:span>: <text:tab/><text:tab/><text:tab/><text:tab/></text:p>
      <text:p text:style-name="P2"><text:span text:style-name="T8">Бухонова Арина Алексеевна</text:span> <text:s text:c="11"/></text:p>
      <text:p text:style-name="P1"><text:s text:c="65"/>Проверил: <text:tab/><text:tab/><text:tab/> <text:s/></text:p>
      <text:p text:style-name="P2">Мкртчян Грач Маратович<text:tab/><text:tab/></text:p>
      <text:p text:style-name="P11"/>
      <text:p text:style-name="P11"/>
      <text:p text:style-name="P11"/>
      <text:p text:style-name="P11"/>
      <text:p text:style-name="P11"/>
      <text:p text:style-name="P12">Москва</text:p>
      <text:p text:style-name="P1">2021</text:p>
      <text:p text:style-name="P1"/>
      <text:p text:style-name="P4"><text:soft-page-break/>Цель: <text:span text:style-name="T10">Научиться создавать бота, способного обрабатывать запросы и реагировать на них.</text:span></text:p>
      <text:p text:style-name="P4">Задание:</text:p>
      <text:p text:style-name="P6">Создать Telegram-бота.</text:p>
      <text:p text:style-name="P4">Ход работы:</text:p>
      <text:p text:style-name="P9"><text:span text:style-name="T3">1.</text:span><text:span text:style-name="T4"> </text:span><text:span text:style-name="T5">Создаём новый проект с именем telegrambot.</text:span></text:p>
      <text:p text:style-name="P9"><text:span text:style-name="T6">2. </text:span><text:span text:style-name="T13">Загружаем библиотеку для создания Telegram-ботов.</text:span></text:p>
      <text:p text:style-name="P9"><text:span text:style-name="T11">3. </text:span><text:span text:style-name="T13">Регистрируем бота в Telegram: </text:span><text:span text:style-name="T14">в</text:span><text:span text:style-name="T13"> поисковой строке ищем бота с именем @BotFather, </text:span><text:span text:style-name="T14">о</text:span><text:span text:style-name="T13">тправляем боту команду/сообщение – /start , </text:span><text:span text:style-name="T14">о</text:span><text:span text:style-name="T13">тправляем боту команду/сообщение с именем бота, которого хотим зарегистрировать, в нашем случае &lt;</text:span><text:span text:style-name="T14">mandarin</text:span><text:span text:style-name="T13">&gt;_bot, </text:span><text:span text:style-name="T14">д</text:span><text:span text:style-name="T13">ля ознакомления с перечнем команд @BotFather отправляем боту команду/сообщение – /help.</text:span></text:p>
      <text:p text:style-name="P9"><text:span text:style-name="T11">4. </text:span><text:span text:style-name="T13">В файл main.py импортируем библиотеки для создания back-end части бота.</text:span></text:p>
      <text:p text:style-name="P9"><text:span text:style-name="T11">5. </text:span><text:span text:style-name="T13">Из сообщения об успешной регистрации бота копируем токен для управления нашим ботом. В файле main.py оздаем переменную, хранящую в себе токен.</text:span></text:p>
      <text:p text:style-name="P9"><text:span text:style-name="T11">6. </text:span><text:span text:style-name="T13">Созда</text:span><text:span text:style-name="T14">ё</text:span><text:span text:style-name="T13">м объект бота, к которому мы будем в дальнейшем обращаться.</text:span></text:p>
      <text:p text:style-name="P10"><text:span text:style-name="T12">7. </text:span><text:span text:style-name="T13">Создаем декоратор, отвечающий за команду /start.</text:span></text:p>
      <text:p text:style-name="P10"><text:span text:style-name="T12">8. </text:span><text:span text:style-name="T13">Созда</text:span><text:span text:style-name="T15">ё</text:span><text:span text:style-name="T13">м декоратор отвечающий за команду /help.</text:span></text:p>
      <text:p text:style-name="P15"><text:span text:style-name="T18">9. </text:span><text:span text:style-name="T16">Созда</text:span><text:span text:style-name="T17">ё</text:span><text:span text:style-name="T16">м декоратор отвечающий за ответ на сообщение "Хочу".</text:span></text:p>
      <text:p text:style-name="P14"><text:span text:style-name="T20">10.</text:span><text:span text:style-name="T17"> Проверяем <text:s/>работу программы, запускаем её.</text:span></text:p>
      <text:p text:style-name="P13"><text:span text:style-name="T19">11. </text:span><text:span text:style-name="T16">Готовую программу загружаем на GitHub.</text:span></text:p>
      <text:p text:style-name="P13"><text:span text:style-name="T19">Вывод: </text:span><text:span text:style-name="T16">Мы научились делать Telegram-бота.</text:span></text:p>
      <text:p text:style-name="P20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4:41:30.128636759</meta:creation-date>
    <meta:generator>LibreOffice/6.4.7.2$Linux_X86_64 LibreOffice_project/40$Build-2</meta:generator>
    <dc:date>2021-11-25T20:47:18.569102435</dc:date>
    <meta:editing-duration>PT5M38S</meta:editing-duration>
    <meta:editing-cycles>1</meta:editing-cycles>
    <meta:document-statistic meta:table-count="0" meta:image-count="0" meta:object-count="0" meta:page-count="2" meta:paragraph-count="32" meta:word-count="209" meta:character-count="1775" meta:non-whitespace-character-count="1437"/>
  </office:meta>
</office:document-meta>
</file>